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fo:font-size="14pt" style:font-size-asian="14pt" style:font-size-complex="14pt"/>
    </style:style>
    <style:style style:name="P26" style:parent-style-name="Standard" style:family="paragraph">
      <style:text-properties fo:font-weight="bold" style:font-weight-asian="bold" fo:font-size="14pt" style:font-size-asian="14pt" style:font-size-complex="14pt"/>
    </style:style>
    <style:style style:name="P27" style:parent-style-name="Standard" style:family="paragraph">
      <style:text-properties fo:font-weight="bold" style:font-weight-asian="bold" fo:font-size="14pt" style:font-size-asian="14pt" style:font-size-complex="14pt"/>
    </style:style>
    <style:style style:name="T2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29" style:parent-style-name="Standard" style:family="paragraph">
      <style:paragraph-properties fo:margin-left="0.4923in" fo:text-indent="0.4923in">
        <style:tab-stops/>
      </style:paragraph-properties>
    </style:style>
    <style:style style:name="P30" style:parent-style-name="Standard" style:family="paragraph">
      <style:paragraph-properties fo:margin-left="0.4923in" fo:text-indent="0.4923in">
        <style:tab-stops/>
      </style:paragraph-properties>
    </style:style>
    <style:style style:name="P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CAPCIS 2.0 Logic References</text:p>
      <text:p text:style-name="P2"/>
      <text:p text:style-name="P3"/>
      <text:p text:style-name="P4"/>
      <text:p text:style-name="Standard"><text:tab/><text:a xlink:href="#Login Structure" office:target-frame-name="_top" xlink:show="replace">Login Structure</text:a></text:p>
      <text:p text:style-name="Standard"><text:tab/></text:p>
      <text:p text:style-name="Standard"><text:tab/><text:a xlink:href="#dSelectsQuery" office:target-frame-name="_top" xlink:show="replace"><text:span text:style-name="T5">dSelectsQuery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Login_Structure"/><text:soft-page-break/><text:span text:style-name="T6">Login<text:s/></text:span><text:span text:style-name="T7">Structure</text:span><text:bookmark-end text:name="Login_Structure"/></text:p>
      <text:p text:style-name="P8"/>
      <text:p text:style-name="P9">Client -</text:p>
      <text:p text:style-name="P10"/>
      <text:p text:style-name="Standard"><text:tab/>capcisLogin form calls server module<text:s/><text:span text:style-name="T11">rpcGetToken</text:span><text:s/>sending an array<text:s/><text:span text:style-name="T12">myArray</text:span>. <text:s/></text:p>
      <text:p text:style-name="Standard"><text:tab/><text:tab/></text:p>
      <text:p text:style-name="Standard"><text:tab/>myArray<text:tab/>[0] = passHash</text:p>
      <text:p text:style-name="Standard"><text:tab/><text:tab/><text:s text:c="3"/><text:tab/>[1] = 0, switch case identifier</text:p>
      <text:p text:style-name="Standard"><text:tab/><text:tab/><text:s text:c="3"/><text:tab/>[2] = 0, switch case identifier</text:p>
      <text:p text:style-name="Standard"><text:tab/><text:tab/><text:s text:c="3"/><text:tab/>[3] = <text:s/>name user signed in with, will be inserted into login attempt</text:p>
      <text:p text:style-name="Standard"/>
      <text:p text:style-name="Standard"/>
      <text:p text:style-name="Standard"/>
      <text:p text:style-name="P13">Server -</text:p>
      <text:p text:style-name="P14"><text:tab/><text:tab/></text:p>
      <text:p text:style-name="Standard"><text:tab/><text:span text:style-name="T15">rpcGetToken</text:span><text:s/>module calls<text:s/><text:span text:style-name="T16">dInsertQuery</text:span><text:s/>with array<text:s/><text:span text:style-name="T17">loginAttempt</text:span><text:s/>and<text:s/><text:span text:style-name="T18">dSelectsQuery</text:span><text:s/>with array<text:s/><text:tab/><text:span text:style-name="T19">array</text:span><text:s/>from client, then returns message back to client</text:p>
      <text:p text:style-name="Standard"/>
      <text:p text:style-name="Standard"><text:tab/>loginAttempt<text:tab/>[0] = 0, unused</text:p>
      <text:p text:style-name="Standard"><text:tab/><text:tab/><text:s text:c="9"/><text:tab/>[1] = 0, switch case identifier</text:p>
      <text:p text:style-name="Standard"><text:tab/><text:tab/><text:tab/>[2] = 0, switch case identifier</text:p>
      <text:p text:style-name="Standard"><text:tab/><text:tab/><text:tab/>[3] = login name passed from client in<text:s/><text:span text:style-name="T20">array[3]</text:span></text:p>
      <text:p text:style-name="Standard"><text:tab/><text:tab/><text:tab/>[4] = user account id if found</text:p>
      <text:p text:style-name="Standard"><text:tab/><text:tab/><text:tab/>[5] = 0,1 as boolean dependent on login authenticated</text:p>
      <text:p text:style-name="Standard"/>
      <text:p text:style-name="Standard"><text:tab/><text:s/>array<text:tab/><text:tab/>[0] =<text:s/>passHash</text:p>
      <text:p text:style-name="Standard"><text:tab/><text:tab/><text:tab/>[1] = 0, switch case identifier</text:p>
      <text:p text:style-name="Standard"><text:tab/><text:tab/><text:tab/>[2] = 0, switch case identifier</text:p>
      <text:p text:style-name="Standard"><text:tab/><text:tab/><text:tab/>[3] = name user signed in<text:s/>with, will be inserted into login attempt</text:p>
      <text:p text:style-name="Standard"/>
      <text:p text:style-name="Standard"><text:tab/>return<text:tab/><text:tab/>[0] = object containing token and user information, or “err message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bookmark-start text:name="dSelectsQuery"/><text:soft-page-break/>dSelectsQuery<text:bookmark-end text:name="dSelectsQuery"/></text:p>
      <text:p text:style-name="P22"/>
      <text:p text:style-name="P23">Server -</text:p>
      <text:p text:style-name="Standard"><text:tab/></text:p>
      <text:p text:style-name="Standard"><text:tab/>dSelectsQuery recieves an object<text:s/>as a parameter to be used in locating the correct switch<text:s/>case</text:p>
      <text:p text:style-name="Standard"/>
      <text:p text:style-name="Standard"><text:tab/>object<text:tab/>token<text:s/>=<text:s/>your current token</text:p>
      <text:p text:style-name="Standard"><text:tab/><text:tab/>major<text:s/>= always the maj switch selection key</text:p>
      <text:p text:style-name="Standard"><text:tab/><text:tab/>minor<text:s/><text:s/>= always the min switch selection key</text:p>
      <text:p text:style-name="Standard"><text:tab/><text:tab/>user = username</text:p>
      <text:p text:style-name="Standard"><text:tab/><text:tab/>id = userAccountsID</text:p>
      <text:p text:style-name="Standard"><text:tab/><text:tab/>data1..dataN= further data needed view statement</text:p>
      <text:p text:style-name="Standard"/>
      <text:p text:style-name="P24">dViewQuery</text:p>
      <text:p text:style-name="P25"/>
      <text:p text:style-name="P26">Server-</text:p>
      <text:p text:style-name="P27"><text:tab/></text:p>
      <text:p text:style-name="Standard"><text:span text:style-name="T28"><text:tab/></text:span>dViewQuery receives an object as a parameter to be used in locating the correct switch case</text:p>
      <text:p text:style-name="Standard"/>
      <text:p text:style-name="Standard"><text:tab/>object<text:s/><text:tab/>token = your current token</text:p>
      <text:p text:style-name="P29">major = integer variable for major switch case</text:p>
      <text:p text:style-name="Standard"><text:tab/><text:tab/>minor = integer variable for minor switch case</text:p>
      <text:p text:style-name="Standard"><text:tab/><text:tab/>user<text:s/>= username</text:p>
      <text:p text:style-name="P30">id = userAccountsID</text:p>
      <text:p text:style-name="Standard"><text:tab/><text:tab/>data1..dataN= further data needed view statement<text:s/></text:p>
      <text:p text:style-name="Standard"/>
      <text:p text:style-name="P31"/>
      <text:p text:style-name="P32"/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renfro87@gmail.com</dc:creator>
    <meta:creation-date>2014-12-19T09:03:00Z</meta:creation-date>
    <dc:date>2014-12-21T05:31:00Z</dc:date>
    <meta:template xlink:href="Normal.dotm" xlink:type="simple"/>
    <meta:editing-cycles>9</meta:editing-cycles>
    <meta:editing-duration>PT13560S</meta:editing-duration>
    <meta:document-statistic meta:page-count="3" meta:paragraph-count="3" meta:word-count="271" meta:character-count="1815" meta:row-count="12" meta:non-whitespace-character-count="1547"/>
  </office:meta>
</office:document-meta>
</file>